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9.85cm" fo:min-width="7.5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9.85cm" fo:min-width="1.2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75cm" fo:min-width="2.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0.1cm" svg:x="6.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0.1cm" svg:x="15.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0.1cm" svg:x="3.9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0.1cm" draw:transform="rotate (1.5707963267949) translate (5.7cm 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0.1cm" draw:transform="rotate (1.5707963267949) translate (5.7cm 18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9.25cm" svg:y="9.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3:35:31.263199657</meta:creation-date>
    <dc:date>2018-11-16T13:45:39.901186729</dc:date>
    <meta:editing-duration>PT10M14S</meta:editing-duration>
    <meta:editing-cycles>1</meta:editing-cycles>
    <meta:generator>LibreOffice/6.1.2.1$Linux_X86_64 LibreOffice_project/10$Build-1</meta:generator>
    <meta:document-statistic meta:object-count="6"/>
  </office:meta>
</office:document-meta>
</file>